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139in"/>
    </style:style>
    <style:style style:name="Table1.B" style:family="table-column">
      <style:table-column-properties style:column-width="1.7861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0.7396in"/>
    </style:style>
    <style:style style:name="Table1.A1" style:family="table-cell">
      <style:table-cell-properties style:vertical-align="middle" fo:padding="0.0194in" fo:border="0.05pt solid #000000"/>
    </style:style>
    <style:style style:name="Table1.A6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080ff" style:font-weight-asian="bold" style:font-weight-complex="bold"/>
    </style:style>
    <style:style style:name="P3" style:family="paragraph" style:parent-style-name="Standard">
      <style:text-properties fo:font-weight="bold" officeooo:paragraph-rsid="002080ff" style:font-weight-asian="bold"/>
    </style:style>
    <style:style style:name="P4" style:family="paragraph" style:parent-style-name="Text_20_body">
      <style:paragraph-properties fo:text-align="center" style:justify-single-word="false"/>
      <style:text-properties officeooo:paragraph-rsid="000ad682"/>
    </style:style>
    <style:style style:name="P5" style:family="paragraph" style:parent-style-name="Text_20_body">
      <style:text-properties officeooo:paragraph-rsid="001b4cf2"/>
    </style:style>
    <style:style style:name="P6" style:family="paragraph" style:parent-style-name="Standard">
      <style:text-properties officeooo:paragraph-rsid="002080ff"/>
    </style:style>
    <style:style style:name="P7" style:family="paragraph" style:parent-style-name="Table_20_Contents">
      <style:text-properties officeooo:paragraph-rsid="002b4ed0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0e180" style:font-size-asian="12pt" style:font-size-complex="12pt"/>
    </style:style>
    <style:style style:name="T6" style:family="text">
      <style:text-properties fo:font-size="12pt" officeooo:rsid="001b4cf2" style:font-size-asian="12pt" style:font-size-complex="12pt"/>
    </style:style>
    <style:style style:name="T7" style:family="text">
      <style:text-properties fo:font-size="12pt" officeooo:rsid="0021c944" style:font-size-asian="12pt" style:font-size-complex="12pt"/>
    </style:style>
    <style:style style:name="T8" style:family="text">
      <style:text-properties fo:font-size="12pt" officeooo:rsid="0029f19f" style:font-size-asian="12pt" style:font-size-complex="12pt"/>
    </style:style>
    <style:style style:name="T9" style:family="text">
      <style:text-properties officeooo:rsid="00132996"/>
    </style:style>
    <style:style style:name="T10" style:family="text">
      <style:text-properties officeooo:rsid="00249a08"/>
    </style:style>
    <style:style style:name="T11" style:family="text">
      <style:text-properties officeooo:rsid="00266786"/>
    </style:style>
    <style:style style:name="T12" style:family="text">
      <style:text-properties officeooo:rsid="00274813"/>
    </style:style>
    <style:style style:name="T13" style:family="text">
      <style:text-properties officeooo:rsid="002b4ed0"/>
    </style:style>
    <style:style style:name="T1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6"><text:span text:style-name="T1">Materia: <text:tab/><text:tab/></text:span><text:span text:style-name="T2">Terminología Especializada en Económica y Mercados Bursátiles</text:span></text:p>
      <text:p text:style-name="P2">Curso:<text:tab/><text:tab/><text:tab/>IT0524</text:p>
      <text:p text:style-name="P6"><text:span text:style-name="T1">Licenciatura: <text:tab/>I</text:span><text:span text:style-name="T2">nterpretación y Traduccíon</text:span></text:p>
      <text:p text:style-name="P3">Horario:<text:tab/><text:tab/>Jueves 11:00 – 14:00</text:p>
      <text:p text:style-name="P3">Grupo:<text:tab/><text:tab/>5C</text:p>
      <text:p text:style-name="P3"/>
      <text:p text:style-name="P4"><text:span text:style-name="Strong_20_Emphasis"><text:span text:style-name="T3">HW_0</text:span></text:span><text:span text:style-name="Strong_20_Emphasis"><text:span text:style-name="T8">6</text:span></text:span><text:span text:style-name="Strong_20_Emphasis"><text:span text:style-name="T6">.</text:span></text:span><text:span text:style-name="Strong_20_Emphasis"><text:span text:style-name="T8">1</text:span></text:span><text:span text:style-name="Strong_20_Emphasis"><text:span text:style-name="T7"> Bank Failures and the FDIC / IPAB</text:span></text:span><text:span text:style-name="Strong_20_Emphasis"><text:span text:style-name="T3"> </text:span></text:span><text:span text:style-name="Strong_20_Emphasis"><text:span text:style-name="T4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41690708">
              <text:section text:style-name="Sect1" text:name="md-content-252293865">
                <text:section text:style-name="Sect1" text:name="md-content-269213198">
                  <table:table table:name="Table1" table:style-name="Table1">
                    <table:table-column table:style-name="Table1.A"/>
                    <table:table-column table:style-name="Table1.B"/>
                    <table:table-column table:style-name="Table1.C"/>
                    <table:table-column table:style-name="Table1.D"/>
                    <table:table-column table:style-name="Table1.E"/>
                    <table:table-column table:style-name="Table1.F"/>
                    <table:table-header-rows>
                      <table:table-row>
                        <table:table-cell table:style-name="Table1.A1" office:value-type="string">
                          <text:p text:style-name="Table_20_Heading">Criteria</text:p>
                        </table:table-cell>
                        <table:table-cell table:style-name="Table1.A1" office:value-type="string">
                          <text:p text:style-name="Table_20_Heading">5 - Exceptional</text:p>
                        </table:table-cell>
                        <table:table-cell table:style-name="Table1.A1" office:value-type="string">
                          <text:p text:style-name="Table_20_Heading">4 - Proficient</text:p>
                        </table:table-cell>
                        <table:table-cell table:style-name="Table1.A1" office:value-type="string">
                          <text:p text:style-name="Table_20_Heading">3 - Satisfactory</text:p>
                        </table:table-cell>
                        <table:table-cell table:style-name="Table1.A1" office:value-type="string">
                          <text:p text:style-name="Table_20_Heading">2 - Developing</text:p>
                        </table:table-cell>
                        <table:table-cell table:style-name="Table1.A1" office:value-type="string">
                          <text:p text:style-name="Table_20_Heading">1 - Needs Significant Improvement</text:p>
                        </table:table-cell>
                      </table:table-row>
                    </table:table-header-rows>
                    <table:table-row>
                      <table:table-cell table:style-name="Table1.A1" office:value-type="string">
                        <text:p text:style-name="Table_20_Contents"><text:span text:style-name="Strong_20_Emphasis">Task 1: Textbook Analysis and Comprehension</text:span></text:p>
                      </table:table-cell>
                      <table:table-cell table:style-name="Table1.A1" office:value-type="string">
                        <text:p text:style-name="Table_20_Contents">Provides comprehensive, well-articulated answers demonstrating deep understanding of stock market concepts; all 7 questions answered with exceptional clarity and critical insight</text:p>
                      </table:table-cell>
                      <table:table-cell table:style-name="Table1.A1" office:value-type="string">
                        <text:p text:style-name="Table_20_Contents">Answers are thorough and accurate, showing solid understanding of most concepts with minor depth variations</text:p>
                      </table:table-cell>
                      <table:table-cell table:style-name="Table1.A1" office:value-type="string">
                        <text:p text:style-name="Table_20_Contents">Answers cover main points adequately with some basic insights</text:p>
                      </table:table-cell>
                      <table:table-cell table:style-name="Table1.A1" office:value-type="string">
                        <text:p text:style-name="Table_20_Contents">Responses are superficial and lack substantive explanation</text:p>
                      </table:table-cell>
                      <table:table-cell table:style-name="Table1.A1" office:value-type="string">
                        <text:p text:style-name="Table_20_Contents">Minimal or no meaningful response to questions</text:p>
                      </table:table-cell>
                    </table:table-row>
                    <table:table-row>
                      <table:table-cell table:style-name="Table1.A1" office:value-type="string">
                        <text:p text:style-name="Table_20_Contents"><text:span text:style-name="Strong_20_Emphasis">Task 2: Translation Accuracy</text:span></text:p>
                      </table:table-cell>
                      <table:table-cell table:style-name="Table1.A1" office:value-type="string">
                        <text:p text:style-name="Table_20_Contents">Flawless Spanish translation capturing nuanced meaning, grammatical precision, and academic tone</text:p>
                      </table:table-cell>
                      <table:table-cell table:style-name="Table1.A1" office:value-type="string">
                        <text:p text:style-name="Table_20_Contents">High-quality translation with minor linguistic imperfections</text:p>
                      </table:table-cell>
                      <table:table-cell table:style-name="Table1.A1" office:value-type="string">
                        <text:p text:style-name="Table_20_Contents">Acceptable translation with some grammatical or contextual errors</text:p>
                      </table:table-cell>
                      <table:table-cell table:style-name="Table1.A1" office:value-type="string">
                        <text:p text:style-name="Table_20_Contents">Significant translation errors compromising comprehension</text:p>
                      </table:table-cell>
                      <table:table-cell table:style-name="Table1.A1" office:value-type="string">
                        <text:p text:style-name="Table_20_Contents">Incomprehensible or incomplete translation</text:p>
                      </table:table-cell>
                    </table:table-row>
                    <table:table-row>
                      <table:table-cell table:style-name="Table1.A1" office:value-type="string">
                        <text:p text:style-name="Table_20_Contents"><text:span text:style-name="Strong_20_Emphasis">Task 3: Comparative Analysis</text:span></text:p>
                      </table:table-cell>
                      <table:table-cell table:style-name="Table1.A1" office:value-type="string">
                        <text:p text:style-name="Table_20_Contents">Exceptional critical analysis demonstrating sophisticated understanding of stock market's economic implications; provides compelling evidence-based arguments</text:p>
                      </table:table-cell>
                      <table:table-cell table:style-name="Table1.A1" office:value-type="string">
                        <text:p text:style-name="Table_20_Contents">Strong analytical response with well-supported arguments and clear reasoning</text:p>
                      </table:table-cell>
                      <table:table-cell table:style-name="Table1.A1" office:value-type="string">
                        <text:p text:style-name="Table_20_Contents">Satisfactory analysis with basic arguments and moderate evidence</text:p>
                      </table:table-cell>
                      <table:table-cell table:style-name="Table1.A1" office:value-type="string">
                        <text:p text:style-name="Table_20_Contents">Limited analysis with weak supporting arguments</text:p>
                      </table:table-cell>
                      <table:table-cell table:style-name="Table1.A1" office:value-type="string">
                        <text:p text:style-name="Table_20_Contents">Minimal or no meaningful analytical response</text:p>
                      </table:table-cell>
                    </table:table-row>
                    <table:table-row>
                      <table:table-cell table:style-name="Table1.A1" office:value-type="string">
                        <text:p text:style-name="Table_20_Contents"><text:span text:style-name="Strong_20_Emphasis">Task 4: Terminology Definition</text:span></text:p>
                      </table:table-cell>
                      <table:table-cell table:style-name="Table1.A1" office:value-type="string">
                        <text:p text:style-name="Table_20_Contents">Provides comprehensive, precise bilingual definitions with additional contextual insights for all terms</text:p>
                      </table:table-cell>
                      <table:table-cell table:style-name="Table1.A1" office:value-type="string">
                        <text:p text:style-name="Table_20_Contents">Accurate definitions in both English and Spanish with minor omissions</text:p>
                      </table:table-cell>
                      <table:table-cell table:style-name="Table1.A1" office:value-type="string">
                        <text:p text:style-name="Table_20_Contents">Definitions cover basic meanings with some accuracy</text:p>
                      </table:table-cell>
                      <table:table-cell table:style-name="Table1.A1" office:value-type="string">
                        <text:p text:style-name="Table_20_Contents">Incomplete or partially incorrect definitions</text:p>
                      </table:table-cell>
                      <table:table-cell table:style-name="Table1.A1" office:value-type="string">
                        <text:p text:style-name="Table_20_Contents">Minimal or no meaningful definitions</text:p>
                      </table:table-cell>
                    </table:table-row>
                    <text:soft-page-break/>
                    <table:table-row>
                      <table:table-cell table:style-name="Table1.A6" office:value-type="string">
                        <text:p text:style-name="P7"><text:span text:style-name="Strong_20_Emphasis"><text:span text:style-name="T13">Writing Quality and Presentation</text:span></text:span></text:p>
                      </table:table-cell>
                      <table:table-cell table:style-name="Table1.A6" office:value-type="string">
                        <text:p text:style-name="Table_20_Contents">Impeccable formatting, zero grammatical errors, exceptional scholarly presentation</text:p>
                      </table:table-cell>
                      <table:table-cell table:style-name="Table1.A6" office:value-type="string">
                        <text:p text:style-name="Table_20_Contents">Well-organized, minimal grammatical issues, professional presentation</text:p>
                      </table:table-cell>
                      <table:table-cell table:style-name="Table1.A6" office:value-type="string">
                        <text:p text:style-name="Table_20_Contents">Acceptable organization and presentation</text:p>
                      </table:table-cell>
                      <table:table-cell table:style-name="Table1.A6" office:value-type="string">
                        <text:p text:style-name="Table_20_Contents">Inconsistent formatting and presentation</text:p>
                      </table:table-cell>
                      <table:table-cell table:style-name="Table1.A6" office:value-type="string">
                        <text:p text:style-name="Table_20_Contents">Poor organization and presentation</text:p>
                      </table:table-cell>
                    </table:table-row>
                  </table:table>
                  <text:p text:style-name="Text_20_body"><text:span text:style-name="Strong_20_Emphasis"/></text:p>
                </text:section>
              </text:section>
            </text:section>
          </text:section>
        </text:section>
        <text:p text:style-name="P5"><text:span text:style-name="Strong_20_Emphasis">A</text:span><text:span text:style-name="Strong_20_Emphasis"><text:span text:style-name="T9">ssignment</text:span></text:span><text:span text:style-name="Strong_20_Emphasis">:</text:span></text:p>
        <text:p text:style-name="Standard">Perform the tasks listed below. The standard format applies with the tasks listed as major headings.</text:p>
        <text:p text:style-name="Standard"/>
        <text:p text:style-name="Standard">--- Task 1</text:p>
        <text:p text:style-name="Standard">Read/scan Hall and Lieberman, pp. 214-218; pp.245-249; pp. 274-276; pp. 854-857. Answer the following questions in English:</text:p>
        <text:p text:style-name="Standard"><text:tab/>1. What is a share of stock?</text:p>
        <text:p text:style-name="Standard"><text:tab/>2. There are many types of stocks. List and define four(4) different types of stocks (see Task 4 below).</text:p>
        <text:p text:style-name="Standard"><text:tab/>3. What is the difference between bonds and stocks?</text:p>
        <text:p text:style-name="Standard"><text:tab/>4. Explain the differences in types of competition in markets. That is, what are the differences between markets with perfect </text:p>
        <text:p text:style-name="Standard"><text:tab/>competition, market monopolies, <text:s/>and markets with imperfect competition (monopolistic competition markets and market oligopolies)</text:p>
        <text:p text:style-name="Standard"><text:tab/>5. Why do many individuals choose to hold their wealth in stocks?</text:p>
        <text:p text:style-name="Standard"><text:tab/>6. The authors state, "By early 2000, the average U.S. household held more wealth in the stock market than in real estate, </text:p>
        <text:p text:style-name="Standard"><text:tab/>including the value of their own home." Do you consider stock investments a wise choice? Explain.</text:p>
        <text:p text:style-name="Standard"><text:tab/>7. Explain the data in Table 1 on p. 857. </text:p>
        <text:p text:style-name="Standard"/>
        <text:p text:style-name="Standard">--- Task 2</text:p>
        <text:p text:style-name="Standard">Read "EXCERPT_WorldBank_StockMarket-vs-Economic-Development.txt" and translate the entire excerpt into Spanish.</text:p>
        <text:p text:style-name="Standard"/>
        <text:p text:style-name="Standard">--- Task 3</text:p>
        <text:p text:style-name="Standard">Read i) "EXCERPT_China_StockMarket-vs-Economic-Development.txt", and ii) "EXCERPT_Mexco_StockMarket-vs-Economic-Development.txt".</text:p>
        <text:p text:style-name="Standard">Based on the three excerpts you have read, answer the following questions in English:</text:p>
        <text:p text:style-name="Standard"/>
        <text:p text:style-name="Standard"><text:tab/>1. Why does the stock market matter? </text:p>
        <text:p text:style-name="Standard"><text:tab/>2. What is the role of the stock market in the economy? </text:p>
        <text:p text:style-name="Standard"><text:tab/>3. Why do economists consider stock markets to be perfect competition markets? Are they?</text:p>
        <text:p text:style-name="Standard"><text:soft-page-break/><text:tab/>4. Do you think evidence and data support the claim that there is a strong empirical association between stock market development </text:p>
        <text:p text:style-name="Standard"><text:tab/>and long-term economic growth?</text:p>
        <text:p text:style-name="Standard"><text:tab/>5. Evaluate the claim that greater stock market development encourages more diffuse corporate ownership and this diffusion of <text:s/>ownership impedes effective corporate governance.</text:p>
        <text:p text:style-name="Standard"/>
        <text:p text:style-name="Standard">--- Task 4</text:p>
        <text:p text:style-name="Standard">Define the following terms in both English and Spanish. Add any unfamiliar terms to your personal dictionary.</text:p>
        <text:p text:style-name="Standard">Terms</text:p>
        <text:p text:style-name="Standard"><text:tab/>acquisition</text:p>
        <text:p text:style-name="Standard"><text:tab/>arbitrageur</text:p>
        <text:p text:style-name="Standard"><text:tab/>asymmetries</text:p>
        <text:p text:style-name="Standard"><text:tab/>capital gains</text:p>
        <text:p text:style-name="Standard"><text:tab/>CNBV (Comisión Nacional Bancaria y de Valores)</text:p>
        <text:p text:style-name="Standard"><text:tab/>conglomerate</text:p>
        <text:p text:style-name="Standard"><text:tab/>corporate takeover</text:p>
        <text:p text:style-name="Standard"><text:tab/>derivatives</text:p>
        <text:p text:style-name="Standard"><text:tab/>diversified portfolio</text:p>
        <text:p text:style-name="Standard"><text:tab/>dividends</text:p>
        <text:p text:style-name="Standard"><text:tab/>Dow Jones Industrial Average</text:p>
        <text:p text:style-name="Standard"><text:tab/>economic efficiency</text:p>
        <text:p text:style-name="Standard"><text:tab/>economic welfare</text:p>
        <text:p text:style-name="Standard"><text:tab/>economy of scale</text:p>
        <text:p text:style-name="Standard"><text:tab/>elasticities</text:p>
        <text:p text:style-name="Standard"><text:tab/>going long</text:p>
        <text:p text:style-name="Standard"><text:tab/>going short</text:p>
        <text:p text:style-name="Standard"><text:tab/>Gross Domestic Product (GDP)</text:p>
        <text:p text:style-name="Standard"><text:tab/>imperfect market competition</text:p>
        <text:p text:style-name="Standard"><text:tab/>Initial Public Offering (IPO)</text:p>
        <text:p text:style-name="Standard"><text:tab/>information asymmetries</text:p>
        <text:p text:style-name="Standard"><text:tab/>liquidity</text:p>
        <text:p text:style-name="Standard"><text:tab/>market indicator</text:p>
        <text:p text:style-name="Standard"><text:tab/>market capitalization</text:p>
        <text:p text:style-name="Standard"><text:tab/>market structure</text:p>
        <text:p text:style-name="Standard"><text:tab/>monopolies</text:p>
        <text:p text:style-name="Standard"><text:tab/>mutual funds</text:p>
        <text:p text:style-name="Standard"><text:tab/>NASDAQ</text:p>
        <text:p text:style-name="Standard"><text:tab/>oligopolies</text:p>
        <text:p text:style-name="Standard"><text:tab/>partial correlation</text:p>
        <text:p text:style-name="Standard"><text:tab/>perfect market competition</text:p>
        <text:p text:style-name="Standard"><text:tab/>Price to Earnings Ratio (PER)</text:p>
        <text:p text:style-name="Standard"><text:tab/>public offering</text:p>
        <text:p text:style-name="Standard"><text:tab/>regulatory restrictions</text:p>
        <text:p text:style-name="Standard"><text:tab/>relinquish</text:p>
        <text:p text:style-name="Standard"><text:tab/>retained earnings</text:p>
        <text:p text:style-name="Standard"><text:tab/>securities</text:p>
        <text:p text:style-name="Standard"><text:soft-page-break/><text:tab/>Securities Exchange Commission (SEC)</text:p>
        <text:p text:style-name="Standard"><text:tab/>share</text:p>
        <text:p text:style-name="Standard"><text:tab/>sovereign risk</text:p>
        <text:p text:style-name="Standard"><text:tab/>Standard &amp; Poor’s 500</text:p>
        <text:p text:style-name="Standard"><text:tab/>stocks (or equities)</text:p>
        <text:p text:style-name="Standard"><text:tab/><text:tab/>blue chip stocks</text:p>
        <text:p text:style-name="Standard"><text:tab/><text:tab/>defensive stocks</text:p>
        <text:p text:style-name="Standard"><text:tab/><text:tab/>Environmental, social, and corporate governance (ESG) stocks</text:p>
        <text:p text:style-name="Standard"><text:tab/><text:tab/>growth stocks</text:p>
        <text:p text:style-name="Standard"><text:tab/><text:tab/>income stocks</text:p>
        <text:p text:style-name="Standard"><text:tab/><text:tab/>Initial Public Offering (IPO) stocks</text:p>
        <text:p text:style-name="Standard"><text:tab/><text:tab/>penny stocks</text:p>
        <text:p text:style-name="Standard"><text:tab/><text:tab/>value stocks</text:p>
        <text:p text:style-name="Standard"><text:tab/><text:tab/>preferred stocks<text:tab/><text:tab/><text:tab/><text:tab/></text:p>
        <text:p text:style-name="Standard"><text:tab/>stockholder</text:p>
        <text:p text:style-name="Standard"><text:tab/>stockholder revolt</text:p>
        <text:p text:style-name="Standard"><text:tab/>stock market (or exchange)</text:p>
        <text:p text:style-name="Standard"><text:tab/>stock options </text:p>
        <text:p text:style-name="Standard"><text:tab/>turnover ratio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9T13:25:21.144951183</dc:date>
    <meta:editing-duration>PT2H41M12S</meta:editing-duration>
    <meta:editing-cycles>31</meta:editing-cycles>
    <meta:generator>LibreOffice/7.3.7.2$Linux_X86_64 LibreOffice_project/30$Build-2</meta:generator>
    <meta:document-statistic meta:table-count="1" meta:image-count="1" meta:object-count="0" meta:page-count="4" meta:paragraph-count="127" meta:word-count="714" meta:character-count="5350" meta:non-whitespace-character-count="4658"/>
  </office:meta>
</office:document-meta>
</file>